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f4c" officeooo:paragraph-rsid="001d3f4c"/>
    </style:style>
    <style:style style:name="P2" style:family="paragraph" style:parent-style-name="Standard">
      <style:text-properties officeooo:rsid="001eb62b" officeooo:paragraph-rsid="001eb62b"/>
    </style:style>
    <style:style style:name="P3" style:family="paragraph" style:parent-style-name="Standard">
      <style:text-properties officeooo:rsid="0020876d" officeooo:paragraph-rsid="0020876d"/>
    </style:style>
    <style:style style:name="P4" style:family="paragraph" style:parent-style-name="Standard">
      <style:text-properties officeooo:rsid="00235f35" officeooo:paragraph-rsid="00235f35"/>
    </style:style>
    <style:style style:name="P5" style:family="paragraph" style:parent-style-name="Standard">
      <style:text-properties officeooo:paragraph-rsid="0020876d"/>
    </style:style>
    <style:style style:name="P6" style:family="paragraph" style:parent-style-name="Standard">
      <style:text-properties officeooo:rsid="0024e5d4" officeooo:paragraph-rsid="0024e5d4"/>
    </style:style>
    <style:style style:name="P7" style:family="paragraph" style:parent-style-name="Standard">
      <style:text-properties officeooo:rsid="0025953a" officeooo:paragraph-rsid="0025953a"/>
    </style:style>
    <style:style style:name="P8" style:family="paragraph" style:parent-style-name="Standard">
      <style:text-properties officeooo:rsid="0027dc5c" officeooo:paragraph-rsid="0027dc5c"/>
    </style:style>
    <style:style style:name="P9" style:family="paragraph" style:parent-style-name="Standard">
      <style:text-properties officeooo:rsid="00280bce" officeooo:paragraph-rsid="00280bce"/>
    </style:style>
    <style:style style:name="P10" style:family="paragraph" style:parent-style-name="Standard">
      <style:paragraph-properties fo:break-before="page"/>
      <style:text-properties officeooo:rsid="00280bce" officeooo:paragraph-rsid="00280bce"/>
    </style:style>
    <style:style style:name="P11" style:family="paragraph" style:parent-style-name="Text_20_body">
      <style:text-properties officeooo:rsid="00324a5f" officeooo:paragraph-rsid="00324a5f"/>
    </style:style>
    <style:style style:name="P1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rsid="001d3f4c" officeooo:paragraph-rsid="001d3f4c"/>
    </style:style>
    <style:style style:name="P14" style:family="paragraph" style:parent-style-name="Title">
      <style:text-properties officeooo:rsid="00324a5f" officeooo:paragraph-rsid="00324a5f"/>
    </style:style>
    <style:style style:name="T1" style:family="text">
      <style:text-properties officeooo:rsid="0020876d"/>
    </style:style>
    <style:style style:name="T2" style:family="text">
      <style:text-properties officeooo:rsid="00235f35"/>
    </style:style>
    <style:style style:name="T3" style:family="text">
      <style:text-properties officeooo:rsid="00265194"/>
    </style:style>
    <style:style style:name="T4" style:family="text">
      <style:text-properties officeooo:rsid="00324a5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Quadratic Coefficients from Points of Incidence</text:p>
      <text:p text:style-name="P11"/>
      <text:p text:style-name="P12">This document describes how to find the coefficients of a quadratic polynomial from a known point of intersection between the curve given by this polynomial and the curve given by a cubic polynomial with known coefficients, with the presumption that the only other point of incidence between the two curves is a tangential one.</text:p>
      <text:p text:style-name="P1"/>
      <text:p text:style-name="P1">Let <draw:frame draw:style-name="fr1" draw:name="Object1" text:anchor-type="as-char" svg:y="-0.1484in" svg:width="0.8138in" svg:height="0.1839in" draw:z-index="0"><draw:object xlink:href="./Object 1" xlink:type="simple" xlink:show="embed" xlink:actuate="onLoad"/><draw:image xlink:href="./ObjectReplacements/Object 1" xlink:type="simple" xlink:show="embed" xlink:actuate="onLoad"/></draw:frame>be defined as <draw:frame draw:style-name="fr1" draw:name="Object2" text:anchor-type="as-char" svg:y="-0.172in" svg:width="2.7945in" svg:height="0.2327in" draw:z-index="1"><draw:object xlink:href="./Object 2" xlink:type="simple" xlink:show="embed" xlink:actuate="onLoad"/><draw:image xlink:href="./ObjectReplacements/Object 2" xlink:type="simple" xlink:show="embed" xlink:actuate="onLoad"/></draw:frame>, where <draw:frame draw:style-name="fr1" draw:name="Object3" text:anchor-type="as-char" svg:y="-0.1484in" svg:width="0.4366in" svg:height="0.2091in" draw:z-index="2"><draw:object xlink:href="./Object 3" xlink:type="simple" xlink:show="embed" xlink:actuate="onLoad"/><draw:image xlink:href="./ObjectReplacements/Object 3" xlink:type="simple" xlink:show="embed" xlink:actuate="onLoad"/></draw:frame>and <draw:frame draw:style-name="fr1" draw:name="Object4" text:anchor-type="as-char" svg:y="-0.172in" svg:width="2.2854in" svg:height="0.2327in" draw:z-index="3"><draw:object xlink:href="./Object 4" xlink:type="simple" xlink:show="embed" xlink:actuate="onLoad"/><draw:image xlink:href="./ObjectReplacements/Object 4" xlink:type="simple" xlink:show="embed" xlink:actuate="onLoad"/></draw:frame>, where <draw:frame draw:style-name="fr1" draw:name="Object5" text:anchor-type="as-char" svg:y="-0.1484in" svg:width="0.4516in" svg:height="0.2091in" draw:z-index="4"><draw:object xlink:href="./Object 5" xlink:type="simple" xlink:show="embed" xlink:actuate="onLoad"/><draw:image xlink:href="./ObjectReplacements/Object 5" xlink:type="simple" xlink:show="embed" xlink:actuate="onLoad"/></draw:frame>.</text:p>
      <text:p text:style-name="P1"/>
      <text:p text:style-name="P2">Suppose the curves given by ‘f’ and ‘g’ intersect at <draw:frame draw:style-name="fr1" draw:name="Object6" text:anchor-type="as-char" svg:y="-0.152in" svg:width="0.8717in" svg:height="0.2134in" draw:z-index="5"><draw:object xlink:href="./Object 6" xlink:type="simple" xlink:show="embed" xlink:actuate="onLoad"/><draw:image xlink:href="./ObjectReplacements/Object 6" xlink:type="simple" xlink:show="embed" xlink:actuate="onLoad"/></draw:frame>and the coefficients of ‘f’ are known, while the coefficients of ‘g’ are not known; <text:s/><text:span text:style-name="T1">And the only other point of incidence between ‘f’ and ‘g’ is a tangential one.</text:span> <text:s/>With this information it is possible to find the <text:span text:style-name="T1">coefficients if ‘g’.</text:span></text:p>
      <text:p text:style-name="P2"/>
      <text:p text:style-name="P5"><text:span text:style-name="T1">First, solve for the </text:span><text:span text:style-name="T2">trailing</text:span><text:span text:style-name="T1"> coefficient of ‘g’, </text:span><text:span text:style-name="T1"><draw:frame draw:style-name="fr1" draw:name="Object7" text:anchor-type="as-char" svg:y="-0.1484in" svg:width="0.2264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:</text:span></text:p>
      <text:p text:style-name="P3"><draw:frame draw:style-name="fr1" draw:name="Object8" text:anchor-type="as-char" svg:y="-0.4508in" svg:width="2.7618in" svg:height="0.8665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>Next, use polynomial long division to solve for <draw:frame draw:style-name="fr1" draw:name="Object9" text:anchor-type="as-char" svg:y="-0.1484in" svg:width="0.2244in" svg:height="0.2091in" draw:z-index="8"><draw:object xlink:href="./Object 9" xlink:type="simple" xlink:show="embed" xlink:actuate="onLoad"/><draw:image xlink:href="./ObjectReplacements/Object 9" xlink:type="simple" xlink:show="embed" xlink:actuate="onLoad"/></draw:frame>:</text:p>
      <text:p text:style-name="P3"><draw:frame draw:style-name="fr1" draw:name="Object10" text:anchor-type="as-char" svg:y="-0.5736in" svg:width="4.5634in" svg:height="1.1126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4">Note that the remainder of ‘h’ is the expression of the equation that gives the trailing coefficient of ‘g’:</text:p>
      <text:p text:style-name="P4"><draw:frame draw:style-name="fr1" draw:name="Object11" text:anchor-type="as-char" svg:y="-0.152in" svg:width="1.6807in" svg:height="0.2134in" draw:z-index="10"><draw:object xlink:href="./Object 11" xlink:type="simple" xlink:show="embed" xlink:actuate="onLoad"/><draw:image xlink:href="./ObjectReplacements/Object 11" xlink:type="simple" xlink:show="embed" xlink:actuate="onLoad"/></draw:frame>;</text:p>
      <text:p text:style-name="P4"/>
      <text:p text:style-name="P6">Which is assumed to be equal to zero.</text:p>
      <text:p text:style-name="P6"/>
      <text:p text:style-name="P7">To find the tangential point of incidence, <draw:frame draw:style-name="fr1" draw:name="Object12" text:anchor-type="as-char" svg:y="-0.152in" svg:width="0.9335in" svg:height="0.2134in" draw:z-index="11"><draw:object xlink:href="./Object 12" xlink:type="simple" xlink:show="embed" xlink:actuate="onLoad"/><draw:image xlink:href="./ObjectReplacements/Object 12" xlink:type="simple" xlink:show="embed" xlink:actuate="onLoad"/></draw:frame>, and <draw:frame draw:style-name="fr1" draw:name="Object13" text:anchor-type="as-char" svg:y="-0.1484in" svg:width="0.2244in" svg:height="0.2091in" draw:z-index="12"><draw:object xlink:href="./Object 13" xlink:type="simple" xlink:show="embed" xlink:actuate="onLoad"/><draw:image xlink:href="./ObjectReplacements/Object 13" xlink:type="simple" xlink:show="embed" xlink:actuate="onLoad"/></draw:frame>, use the quadratic formula on ‘h’:</text:p>
      <text:p text:style-name="P7"/>
      <text:p text:style-name="P7"><draw:frame draw:style-name="fr1" draw:name="Object14" text:anchor-type="as-char" svg:y="-0.2839in" svg:width="1.4957in" svg:height="0.4335in" draw:z-index="13"><draw:object xlink:href="./Object 14" xlink:type="simple" xlink:show="embed" xlink:actuate="onLoad"/><draw:image xlink:href="./ObjectReplacements/Object 14" xlink:type="simple" xlink:show="embed" xlink:actuate="onLoad"/></draw:frame>, <text:span text:style-name="T3">where </text:span><text:span text:style-name="T3"><draw:frame draw:style-name="fr1" draw:name="Object15" text:anchor-type="as-char" svg:y="-0.172in" svg:width="5.0083in" svg:height="0.2327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3">.</text:span></text:p>
      <text:p text:style-name="P7"/>
      <text:p text:style-name="P8">Which leads to the following equations:</text:p>
      <text:p text:style-name="P8"><text:soft-page-break/></text:p>
      <text:p text:style-name="P8"><draw:frame draw:style-name="fr1" draw:name="Object16" text:anchor-type="as-char" svg:y="-0.5465in" svg:width="3.0957in" svg:height="1.0591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8"/>
      <text:p text:style-name="P9">And, to solve for <draw:frame draw:style-name="fr1" draw:name="Object17" text:anchor-type="as-char" svg:y="-0.1484in" svg:width="0.2244in" svg:height="0.2091in" draw:z-index="16"><draw:object xlink:href="./Object 17" xlink:type="simple" xlink:show="embed" xlink:actuate="onLoad"/><draw:image xlink:href="./ObjectReplacements/Object 17" xlink:type="simple" xlink:show="embed" xlink:actuate="onLoad"/></draw:frame>use the fact the ‘g’ and ‘f’ share the same slope at the tangent point:</text:p>
      <text:p text:style-name="P9"/>
      <text:p text:style-name="P9"><draw:frame draw:style-name="fr1" draw:name="Object18" text:anchor-type="as-char" svg:y="-0.7937in" svg:width="2.2102in" svg:height="1.5535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0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1:10:59.734905079</meta:creation-date>
    <dc:date>2020-09-01T10:22:35.710027734</dc:date>
    <meta:editing-duration>PT1H18M39S</meta:editing-duration>
    <meta:editing-cycles>9</meta:editing-cycles>
    <meta:generator>LibreOffice/6.4.4.2$Linux_X86_64 LibreOffice_project/40$Build-2</meta:generator>
    <meta:document-statistic meta:table-count="0" meta:image-count="0" meta:object-count="18" meta:page-count="3" meta:paragraph-count="17" meta:word-count="212" meta:character-count="1167" meta:non-whitespace-character-count="966"/>
  </office:meta>
</office:document-meta>
</file>

<file path=Object 1/content.xml><?xml version="1.0" encoding="utf-8"?>
<math xmlns="http://www.w3.org/1998/Math/MathML" display="block">
  <semantics>
    <mrow>
      <mi>f</mi>
      <mi>,</mi>
      <mi>g</mi>
      <mi mathvariant="normal">:</mi>
      <mrow>
        <mi mathvariant="normal">ℝ</mi>
        <mo stretchy="false">→</mo>
        <mi mathvariant="normal">ℝ</mi>
      </mrow>
    </mrow>
    <annotation encoding="StarMath 5.0">f, g: setR toward setR</annotation>
  </semantics>
</math>
</file>

<file path=Object 10/content.xml><?xml version="1.0" encoding="utf-8"?>
<math xmlns="http://www.w3.org/1998/Math/MathML" display="block">
  <semantics>
    <mtable>
      <mtr>
        <mtd>
          <mrow>
            <mi>h</mi>
            <mrow>
              <mspace width="0.5em"/>
              <mo stretchy="false">≝</mo>
              <mspace width="0.5em"/>
            </mrow>
            <mfrac>
              <mrow>
                <mi>f</mi>
                <mo stretchy="false">−</mo>
                <mi>g</mi>
              </mrow>
              <mrow>
                <mi>x</mi>
                <mo stretchy="false">−</mo>
                <msub>
                  <mi>I</mi>
                  <mi>x</mi>
                </msub>
              </mrow>
            </mfrac>
            <mrow>
              <mspace width="0.5em"/>
              <mo stretchy="false">=</mo>
              <mspace width="0.5em"/>
            </mrow>
            <mfrac>
              <mrow>
                <msub>
                  <mi>f</mi>
                  <mn>3</mn>
                </msub>
                <mrow>
                  <msup>
                    <mi>x</mi>
                    <mn>3</mn>
                  </msup>
                  <mo stretchy="false">+</mo>
                  <mrow>
                    <mo fence="true" stretchy="false">(</mo>
                    <mrow>
                      <mrow>
                        <msub>
                          <mi>f</mi>
                          <mn>2</mn>
                        </msub>
                        <mo stretchy="false">−</mo>
                        <msub>
                          <mi>g</mi>
                          <mn>2</mn>
                        </msub>
                      </mrow>
                    </mrow>
                    <mo fence="true" stretchy="false">)</mo>
                  </mrow>
                </mrow>
                <mrow>
                  <msup>
                    <mi>x</mi>
                    <mn>2</mn>
                  </msup>
                  <mo stretchy="false">+</mo>
                  <mrow>
                    <mo fence="true" stretchy="false">(</mo>
                    <mrow>
                      <mrow>
                        <msub>
                          <mi>f</mi>
                          <mn>1</mn>
                        </msub>
                        <mo stretchy="false">−</mo>
                        <msub>
                          <mi>g</mi>
                          <mn>1</mn>
                        </msub>
                      </mrow>
                    </mrow>
                    <mo fence="true" stretchy="false">)</mo>
                  </mrow>
                </mrow>
                <mrow>
                  <mi>x</mi>
                  <mo stretchy="false">+</mo>
                  <msub>
                    <mi>f</mi>
                    <mn>0</mn>
                  </msub>
                  <mo stretchy="false">−</mo>
                  <msub>
                    <mi>g</mi>
                    <mn>0</mn>
                  </msub>
                </mrow>
              </mrow>
              <mrow>
                <mi>x</mi>
                <mo stretchy="false">−</mo>
                <msub>
                  <mi>I</mi>
                  <mi>x</mi>
                </msub>
              </mrow>
            </mfrac>
          </mrow>
        </mtd>
      </mtr>
      <mtr>
        <mtd>
          <mrow/>
        </mtd>
      </mtr>
      <mtr>
        <mtd>
          <mrow>
            <mi>h</mi>
            <mrow>
              <mspace width="0.5em"/>
              <mo stretchy="false">=</mo>
              <mspace width="0.5em"/>
            </mrow>
            <msub>
              <mi>f</mi>
              <mn>3</mn>
            </msub>
            <mrow>
              <msup>
                <mi>x</mi>
                <mn>2</mn>
              </msup>
              <mo stretchy="false">+</mo>
              <mrow>
                <mo fence="true" stretchy="false">(</mo>
                <mrow>
                  <mrow>
                    <msub>
                      <mi>I</mi>
                      <mi>x</mi>
                    </msub>
                    <mrow>
                      <msub>
                        <mi>f</mi>
                        <mn>3</mn>
                      </msub>
                      <mo stretchy="false">+</mo>
                      <msub>
                        <mi>f</mi>
                        <mn>2</mn>
                      </msub>
                      <mo stretchy="false">−</mo>
                      <msub>
                        <mi>g</mi>
                        <mn>2</mn>
                      </msub>
                    </mrow>
                  </mrow>
                </mrow>
                <mo fence="true" stretchy="false">)</mo>
              </mrow>
            </mrow>
            <mrow>
              <mi>x</mi>
              <mo stretchy="false">+</mo>
              <msubsup>
                <mi>I</mi>
                <mi>x</mi>
                <mn>2</mn>
              </msubsup>
            </mrow>
            <mrow>
              <msub>
                <mi>f</mi>
                <mn>3</mn>
              </msub>
              <mo stretchy="false">+</mo>
              <msub>
                <mi>I</mi>
                <mi>x</mi>
              </msub>
            </mrow>
            <mrow>
              <msub>
                <mi>f</mi>
                <mn>2</mn>
              </msub>
              <mo stretchy="false">−</mo>
              <msub>
                <mi>I</mi>
                <mi>x</mi>
              </msub>
            </mrow>
            <mrow>
              <msub>
                <mi>g</mi>
                <mn>2</mn>
              </msub>
              <mo stretchy="false">+</mo>
              <msub>
                <mi>f</mi>
                <mn>1</mn>
              </msub>
              <mo stretchy="false">−</mo>
              <msub>
                <mi>g</mi>
                <mn>1</mn>
              </msub>
              <mo stretchy="false">+</mo>
              <mfrac>
                <mrow>
                  <mi>f</mi>
                  <mrow>
                    <mrow>
                      <mo fence="true" stretchy="false">(</mo>
                      <mrow>
                        <msub>
                          <mi>I</mi>
                          <mi>x</mi>
                        </msub>
                      </mrow>
                      <mo fence="true" stretchy="false">)</mo>
                    </mrow>
                    <mo stretchy="false">−</mo>
                    <mi>g</mi>
                  </mrow>
                  <mrow>
                    <mo fence="true" stretchy="false">(</mo>
                    <mrow>
                      <msub>
                        <mi>I</mi>
                        <mi>x</mi>
                      </msub>
                    </mrow>
                    <mo fence="true" stretchy="false">)</mo>
                  </mrow>
                </mrow>
                <mrow>
                  <mi>x</mi>
                  <mo stretchy="false">−</mo>
                  <msub>
                    <mi>I</mi>
                    <mi>x</mi>
                  </msub>
                </mrow>
              </mfrac>
            </mrow>
          </mrow>
        </mtd>
      </mtr>
    </mtable>
    <annotation encoding="StarMath 5.0">h `def` { f - g } over { x - I_x } `=` { f_3 x^3 + (f_2 - g_2) x^2 + (f_1 - g_1) x + f_0 - g_0 } over { x - I_x }
newline
newline
h `=` f_3 x^2 + (I_x f_3 + f_2 - g_2)x + I_x^2 f_3 + I_x f_2 - I_x g_2 + f_1 - g_1 + { f(I_x) - g(I_x) } over { x - I_x }</annotation>
  </semantics>
</math>
</file>

<file path=Object 11/content.xml><?xml version="1.0" encoding="utf-8"?>
<math xmlns="http://www.w3.org/1998/Math/MathML" display="block">
  <semantics>
    <mrow>
      <mi mathvariant="italic">rem</mi>
      <mrow>
        <mspace width="0.5em"/>
        <mo stretchy="false">=</mo>
        <mspace width="0.5em"/>
      </mrow>
      <mi>f</mi>
      <mrow>
        <mrow>
          <mo fence="true" stretchy="false">(</mo>
          <mrow>
            <msub>
              <mi>I</mi>
              <mi>x</mi>
            </msub>
          </mrow>
          <mo fence="true" stretchy="false">)</mo>
        </mrow>
        <mo stretchy="false">−</mo>
        <mi>g</mi>
      </mrow>
      <mrow>
        <mo fence="true" stretchy="false">(</mo>
        <mrow>
          <msub>
            <mi>I</mi>
            <mi>x</mi>
          </msub>
        </mrow>
        <mo fence="true" stretchy="false">)</mo>
      </mrow>
      <mrow>
        <mspace width="0.5em"/>
        <mo stretchy="false">=</mo>
        <mspace width="0.5em"/>
      </mrow>
      <mn>0</mn>
    </mrow>
    <annotation encoding="StarMath 5.0">rem `=` f( I_x ) - g( I_x )`=`0</annotation>
  </semantics>
</math>
</file>

<file path=Object 12/content.xml><?xml version="1.0" encoding="utf-8"?>
<math xmlns="http://www.w3.org/1998/Math/MathML" display="block">
  <semantics>
    <mrow>
      <mi>T</mi>
      <mrow>
        <mspace width="0.5em"/>
        <mo stretchy="false">=</mo>
        <mspace width="0.5em"/>
      </mrow>
      <mrow>
        <mo fence="true" stretchy="false">(</mo>
        <mrow>
          <mrow>
            <msub>
              <mi>T</mi>
              <mi>x</mi>
            </msub>
            <mi>,</mi>
            <msub>
              <mi>T</mi>
              <mi>y</mi>
            </msub>
          </mrow>
        </mrow>
        <mo fence="true" stretchy="false">)</mo>
      </mrow>
    </mrow>
    <annotation encoding="StarMath 5.0">T `=` ( T_x, T_y )</annotation>
  </semantics>
</math>
</file>

<file path=Object 13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4/content.xml><?xml version="1.0" encoding="utf-8"?>
<math xmlns="http://www.w3.org/1998/Math/MathML" display="block">
  <semantics>
    <mrow>
      <msub>
        <mi>T</mi>
        <mi>x</mi>
      </msub>
      <mrow>
        <mspace width="0.5em"/>
        <mo stretchy="false">=</mo>
        <mspace width="0.5em"/>
      </mrow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T_x `=` { -b +- sqrt{b^2 - 4ac} } over { 2a }</annotation>
  </semantics>
</math>
</file>

<file path=Object 15/content.xml><?xml version="1.0" encoding="utf-8"?>
<math xmlns="http://www.w3.org/1998/Math/MathML" display="block">
  <semantics>
    <mrow>
      <mi>a</mi>
      <mrow>
        <mspace width="0.5em"/>
        <mo stretchy="false">≝</mo>
        <mspace width="0.5em"/>
      </mrow>
      <msub>
        <mi>f</mi>
        <mn>3</mn>
      </msub>
      <mrow>
        <mspace width="0.5em"/>
        <mo stretchy="false">∧</mo>
        <mspace width="0.5em"/>
      </mrow>
      <mi>b</mi>
      <mrow>
        <mspace width="0.5em"/>
        <mo stretchy="false">≝</mo>
        <mspace width="0.5em"/>
      </mrow>
      <msub>
        <mi>I</mi>
        <mi>x</mi>
      </msub>
      <mrow>
        <msub>
          <mi>f</mi>
          <mn>3</mn>
        </msub>
        <mo stretchy="false">+</mo>
        <msub>
          <mi>f</mi>
          <mn>2</mn>
        </msub>
        <mo stretchy="false">−</mo>
        <msub>
          <mi>g</mi>
          <mn>2</mn>
        </msub>
      </mrow>
      <mrow>
        <mspace width="0.5em"/>
        <mo stretchy="false">∧</mo>
        <mspace width="0.5em"/>
      </mrow>
      <mi>c</mi>
      <mrow>
        <mspace width="0.5em"/>
        <mo stretchy="false">≝</mo>
        <mspace width="0.5em"/>
      </mrow>
      <msubsup>
        <mi>I</mi>
        <mi>x</mi>
        <mn>2</mn>
      </msubsup>
      <mrow>
        <msub>
          <mi>f</mi>
          <mn>3</mn>
        </msub>
        <mo stretchy="false">+</mo>
        <msub>
          <mi>I</mi>
          <mi>x</mi>
        </msub>
      </mrow>
      <mrow>
        <msub>
          <mi>f</mi>
          <mn>2</mn>
        </msub>
        <mo stretchy="false">−</mo>
        <msub>
          <mi>I</mi>
          <mi>x</mi>
        </msub>
      </mrow>
      <mrow>
        <msub>
          <mi>g</mi>
          <mn>2</mn>
        </msub>
        <mo stretchy="false">+</mo>
        <msub>
          <mi>f</mi>
          <mn>1</mn>
        </msub>
        <mo stretchy="false">−</mo>
        <msub>
          <mi>g</mi>
          <mn>1</mn>
        </msub>
      </mrow>
      <mrow>
        <mspace width="0.5em"/>
        <mo stretchy="false">∧</mo>
        <mspace width="0.5em"/>
      </mrow>
      <mrow>
        <msup>
          <mi>b</mi>
          <mn>2</mn>
        </msup>
        <mo stretchy="false">−</mo>
        <mn>4</mn>
      </mrow>
      <mi mathvariant="italic">ac</mi>
      <mrow>
        <mspace width="0.5em"/>
        <mo stretchy="false">=</mo>
        <mspace width="0.5em"/>
      </mrow>
      <mn>0</mn>
    </mrow>
    <annotation encoding="StarMath 5.0">a `def` f_3 ` and ` b `def` I_x f_3 + f_2 - g_2 ` and ` c`def`I_x^2 f_3 + I_x f_2 - I_x g_2 + f_1 - g_1 ` and ` b^2 - 4ac `=` 0</annotation>
  </semantics>
</math>
</file>

<file path=Object 16/content.xml><?xml version="1.0" encoding="utf-8"?>
<math xmlns="http://www.w3.org/1998/Math/MathML" display="block">
  <semantics>
    <mtable>
      <mtr>
        <mtd>
          <mrow>
            <msub>
              <mi>T</mi>
              <mi>x</mi>
            </msub>
            <mrow>
              <mspace width="0.5em"/>
              <mo stretchy="false">=</mo>
              <mspace width="0.5em"/>
            </mrow>
            <mfrac>
              <mrow>
                <mo stretchy="false">−</mo>
                <mi>b</mi>
              </mrow>
              <mrow>
                <mn>2</mn>
                <mi>a</mi>
              </mrow>
            </mfrac>
          </mrow>
        </mtd>
      </mtr>
      <mtr>
        <mtd>
          <mrow/>
        </mtd>
      </mtr>
      <mtr>
        <mtd>
          <mstyle mathvariant="bold">
            <mrow>
              <msub>
                <mi>g</mi>
                <mn>1</mn>
              </msub>
              <mrow>
                <mspace width="0.5em"/>
                <mo stretchy="false">=</mo>
                <mspace width="0.5em"/>
              </mrow>
              <msubsup>
                <mi>I</mi>
                <mi>x</mi>
                <mn>2</mn>
              </msubsup>
              <mrow>
                <msub>
                  <mi>f</mi>
                  <mn>3</mn>
                </msub>
                <mo stretchy="false">+</mo>
                <msub>
                  <mi>I</mi>
                  <mi>x</mi>
                </msub>
              </mrow>
              <mrow>
                <msub>
                  <mi>f</mi>
                  <mn>2</mn>
                </msub>
                <mo stretchy="false">−</mo>
                <msub>
                  <mi>I</mi>
                  <mi>x</mi>
                </msub>
              </mrow>
              <mrow>
                <msub>
                  <mi>g</mi>
                  <mn>2</mn>
                </msub>
                <mo stretchy="false">+</mo>
                <msub>
                  <mi>f</mi>
                  <mn>1</mn>
                </msub>
                <mo stretchy="false">−</mo>
                <mfrac>
                  <msup>
                    <mrow>
                      <mo fence="true" stretchy="false">(</mo>
                      <mrow>
                        <mrow>
                          <msub>
                            <mi>I</mi>
                            <mi>x</mi>
                          </msub>
                          <mrow>
                            <msub>
                              <mi>f</mi>
                              <mn>3</mn>
                            </msub>
                            <mo stretchy="false">+</mo>
                            <msub>
                              <mi>f</mi>
                              <mn>2</mn>
                            </msub>
                            <mo stretchy="false">−</mo>
                            <msub>
                              <mi>g</mi>
                              <mn>2</mn>
                            </msub>
                          </mrow>
                        </mrow>
                      </mrow>
                      <mo fence="true" stretchy="false">)</mo>
                    </mrow>
                    <mn>2</mn>
                  </msup>
                  <mrow>
                    <mn>4</mn>
                    <msub>
                      <mi>f</mi>
                      <mn>3</mn>
                    </msub>
                  </mrow>
                </mfrac>
              </mrow>
            </mrow>
          </mstyle>
        </mtd>
      </mtr>
    </mtable>
    <annotation encoding="StarMath 5.0">T_x `=` { -b } over { 2a }
newline
newline
bold { g_1 `=` I_x^2 f_3 + I_x f_2 - I_x g_2 + f_1 - {(I_x f_3 + f_2 - g_2)^2}  over {4 f_3} }</annotation>
  </semantics>
</math>
</file>

<file path=Object 17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8/content.xml><?xml version="1.0" encoding="utf-8"?>
<math xmlns="http://www.w3.org/1998/Math/MathML" display="block">
  <semantics>
    <mtable>
      <mtr>
        <mtd>
          <mrow>
            <mi>f</mi>
            <mi>'</mi>
            <mrow>
              <mo fence="true" stretchy="false">(</mo>
              <mrow>
                <msub>
                  <mi>T</mi>
                  <mi>x</mi>
                </msub>
              </mrow>
              <mo fence="true" stretchy="false">)</mo>
            </mrow>
            <mrow>
              <mspace width="0.5em"/>
              <mo stretchy="false">=</mo>
              <mspace width="0.5em"/>
            </mrow>
            <mi>g</mi>
            <mi>'</mi>
            <mrow>
              <mo fence="true" stretchy="false">(</mo>
              <mrow>
                <msub>
                  <mi>T</mi>
                  <mi>x</mi>
                </msub>
              </mrow>
              <mo fence="true" stretchy="false">)</mo>
            </mrow>
          </mrow>
        </mtd>
      </mtr>
      <mtr>
        <mtd>
          <mrow>
            <mn>3</mn>
            <msub>
              <mi>f</mi>
              <mn>3</mn>
            </msub>
            <mrow>
              <msubsup>
                <mi>T</mi>
                <mi>x</mi>
                <mn>2</mn>
              </msubsup>
              <mo stretchy="false">+</mo>
              <mn>2</mn>
            </mrow>
            <msub>
              <mi>f</mi>
              <mn>2</mn>
            </msub>
            <mrow>
              <msub>
                <mi>T</mi>
                <mi>x</mi>
              </msub>
              <mo stretchy="false">+</mo>
              <msub>
                <mi>f</mi>
                <mn>1</mn>
              </msub>
            </mrow>
            <mrow>
              <mspace width="0.5em"/>
              <mo stretchy="false">=</mo>
              <mspace width="0.5em"/>
            </mrow>
            <mn>2</mn>
            <msub>
              <mi>g</mi>
              <mn>2</mn>
            </msub>
            <mrow>
              <msub>
                <mi>T</mi>
                <mi>x</mi>
              </msub>
              <mo stretchy="false">+</mo>
              <msub>
                <mi>g</mi>
                <mn>1</mn>
              </msub>
            </mrow>
          </mrow>
        </mtd>
      </mtr>
      <mtr>
        <mtd>
          <mrow>
            <mn>3</mn>
            <msub>
              <mi>f</mi>
              <mn>3</mn>
            </msub>
            <mrow>
              <msubsup>
                <mi>T</mi>
                <mi>x</mi>
                <mn>2</mn>
              </msubsup>
              <mo stretchy="false">+</mo>
              <mn>2</mn>
            </mrow>
            <msub>
              <mi>f</mi>
              <mn>2</mn>
            </msub>
            <mrow>
              <msub>
                <mi>T</mi>
                <mi>x</mi>
              </msub>
              <mo stretchy="false">−</mo>
              <mn>2</mn>
            </mrow>
            <msub>
              <mi>g</mi>
              <mn>2</mn>
            </msub>
            <msub>
              <mi>T</mi>
              <mi>x</mi>
            </msub>
            <mrow>
              <mspace width="0.5em"/>
              <mo stretchy="false">=</mo>
              <mspace width="0.5em"/>
            </mrow>
            <mrow>
              <msub>
                <mi>g</mi>
                <mn>1</mn>
              </msub>
              <mo stretchy="false">−</mo>
              <msub>
                <mi>f</mi>
                <mn>1</mn>
              </msub>
            </mrow>
          </mrow>
        </mtd>
      </mtr>
      <mtr>
        <mtd>
          <mrow>
            <msub>
              <mi>I</mi>
              <mi>x</mi>
            </msub>
            <msub>
              <mi>f</mi>
              <mn>3</mn>
            </msub>
            <mrow>
              <msub>
                <mi>g</mi>
                <mn>2</mn>
              </msub>
              <mo stretchy="false">+</mo>
              <msub>
                <mi>f</mi>
                <mn>2</mn>
              </msub>
            </mrow>
            <msub>
              <mi>g</mi>
              <mn>2</mn>
            </msub>
            <mrow>
              <mspace width="0.5em"/>
              <mo stretchy="false">=</mo>
              <mspace width="0.5em"/>
            </mrow>
            <msub>
              <mi>I</mi>
              <mi>x</mi>
            </msub>
            <msub>
              <mi>f</mi>
              <mn>2</mn>
            </msub>
            <msub>
              <mi>f</mi>
              <mn>3</mn>
            </msub>
          </mrow>
        </mtd>
      </mtr>
      <mtr>
        <mtd>
          <mrow/>
        </mtd>
      </mtr>
      <mtr>
        <mtd>
          <mstyle mathvariant="bold">
            <mrow>
              <msub>
                <mi>g</mi>
                <mn>2</mn>
              </msub>
              <mrow>
                <mspace width="0.5em"/>
                <mo stretchy="false">=</mo>
                <mspace width="0.5em"/>
              </mrow>
              <mfrac>
                <mrow>
                  <msub>
                    <mi>I</mi>
                    <mi>x</mi>
                  </msub>
                  <msub>
                    <mi>f</mi>
                    <mn>2</mn>
                  </msub>
                  <msub>
                    <mi>f</mi>
                    <mn>3</mn>
                  </msub>
                </mrow>
                <mrow>
                  <msub>
                    <mi>I</mi>
                    <mi>x</mi>
                  </msub>
                  <mrow>
                    <msub>
                      <mi>f</mi>
                      <mn>3</mn>
                    </msub>
                    <mo stretchy="false">+</mo>
                    <msub>
                      <mi>f</mi>
                      <mn>2</mn>
                    </msub>
                  </mrow>
                </mrow>
              </mfrac>
            </mrow>
          </mstyle>
        </mtd>
      </mtr>
    </mtable>
    <annotation encoding="StarMath 5.0">f'( T_x )`=`g'( T_x )
newline
3f_3 T_x^2 + 2f_2 T_x + f_1 `=` 2g_2 T_x + g_1
newline
3f_3 T_x^2 + 2f_2 T_x - 2g_2 T_x `=` g_1 - f_1
newline
 I_x f_3 g_2 + f_2 g_2  `=`  I_x f_2 f_3
newline
newline
bold { g_2 `=` { I_x f_2 f_3 } over { I_x f_3 + f_2 } }
</annotation>
  </semantics>
</math>
</file>

<file path=Object 2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space width="0.5em"/>
            <mi>;</mi>
            <mspace width="0.5em"/>
            <msub>
              <mi>f</mi>
              <mn>3</mn>
            </msub>
            <mi>,</mi>
            <msub>
              <mi>f</mi>
              <mn>2</mn>
            </msub>
            <mi>,</mi>
            <msub>
              <mi>f</mi>
              <mn>1</mn>
            </msub>
            <mi>,</mi>
            <msub>
              <mi>f</mi>
              <mn>0</mn>
            </msub>
          </mrow>
        </mrow>
        <mo fence="true" stretchy="false">)</mo>
      </mrow>
      <mrow>
        <mspace width="0.5em"/>
        <mo stretchy="false">≝</mo>
        <mspace width="0.5em"/>
      </mrow>
      <msub>
        <mi>f</mi>
        <mn>3</mn>
      </msub>
      <mrow>
        <msup>
          <mi>x</mi>
          <mn>3</mn>
        </msup>
        <mo stretchy="false">+</mo>
        <msub>
          <mi>f</mi>
          <mn>2</mn>
        </msub>
      </mrow>
      <mrow>
        <msup>
          <mi>x</mi>
          <mn>2</mn>
        </msup>
        <mo stretchy="false">+</mo>
        <msub>
          <mi>f</mi>
          <mn>1</mn>
        </msub>
      </mrow>
      <mrow>
        <mi>x</mi>
        <mo stretchy="false">+</mo>
        <msub>
          <mi>f</mi>
          <mn>0</mn>
        </msub>
      </mrow>
    </mrow>
    <annotation encoding="StarMath 5.0">f( x`;`f_3, f_2, f_1, f_0 )`def`f_3 x^3 + f_2 x^2 + f_1 x + f_0</annotation>
  </semantics>
</math>
</file>

<file path=Object 3/content.xml><?xml version="1.0" encoding="utf-8"?>
<math xmlns="http://www.w3.org/1998/Math/MathML" display="block">
  <semantics>
    <mrow>
      <msub>
        <mi>f</mi>
        <mn>3</mn>
      </msub>
      <mo stretchy="false">≠</mo>
      <mn>0</mn>
    </mrow>
    <annotation encoding="StarMath 5.0">f_3 &lt;&gt; 0</annotation>
  </semantics>
</math>
</file>

<file path=Object 4/content.xml><?xml version="1.0" encoding="utf-8"?>
<math xmlns="http://www.w3.org/1998/Math/MathML" display="block">
  <semantics>
    <mrow>
      <mi>g</mi>
      <mrow>
        <mo fence="true" stretchy="false">(</mo>
        <mrow>
          <mrow>
            <mi>x</mi>
            <mspace width="0.5em"/>
            <mi>;</mi>
            <mspace width="0.5em"/>
            <msub>
              <mi>g</mi>
              <mn>2</mn>
            </msub>
            <mi>,</mi>
            <msub>
              <mi>g</mi>
              <mn>1</mn>
            </msub>
            <mi>,</mi>
            <msub>
              <mi>g</mi>
              <mn>0</mn>
            </msub>
          </mrow>
        </mrow>
        <mo fence="true" stretchy="false">)</mo>
      </mrow>
      <mrow>
        <mspace width="0.5em"/>
        <mo stretchy="false">≝</mo>
        <mspace width="0.5em"/>
      </mrow>
      <msub>
        <mi>g</mi>
        <mn>2</mn>
      </msub>
      <mrow>
        <msup>
          <mi>x</mi>
          <mn>2</mn>
        </msup>
        <mo stretchy="false">+</mo>
        <msub>
          <mi>g</mi>
          <mn>1</mn>
        </msub>
      </mrow>
      <mrow>
        <mi>x</mi>
        <mo stretchy="false">+</mo>
        <msub>
          <mi>g</mi>
          <mn>0</mn>
        </msub>
      </mrow>
    </mrow>
    <annotation encoding="StarMath 5.0">g( x`;`g_2, g_1, g_0 )`def`g_2 x^2 + g_1 x + g_0</annotation>
  </semantics>
</math>
</file>

<file path=Object 5/content.xml><?xml version="1.0" encoding="utf-8"?>
<math xmlns="http://www.w3.org/1998/Math/MathML" display="block">
  <semantics>
    <mrow>
      <msub>
        <mi>g</mi>
        <mn>2</mn>
      </msub>
      <mo stretchy="false">≠</mo>
      <mn>0</mn>
    </mrow>
    <annotation encoding="StarMath 5.0">g_2 &lt;&gt; 0</annotation>
  </semantics>
</math>
</file>

<file path=Object 6/content.xml><?xml version="1.0" encoding="utf-8"?>
<math xmlns="http://www.w3.org/1998/Math/MathML" display="block">
  <semantics>
    <mrow>
      <mi>I</mi>
      <mrow>
        <mspace width="0.5em"/>
        <mo stretchy="false">≝</mo>
        <mspace width="0.5em"/>
      </mrow>
      <mrow>
        <mo fence="true" stretchy="false">(</mo>
        <mrow>
          <mrow>
            <msub>
              <mi>I</mi>
              <mi>x</mi>
            </msub>
            <mi>,</mi>
            <mspace width="0.5em"/>
            <msub>
              <mi>I</mi>
              <mi>y</mi>
            </msub>
          </mrow>
        </mrow>
        <mo fence="true" stretchy="false">)</mo>
      </mrow>
    </mrow>
    <annotation encoding="StarMath 5.0">I `def` ( I_x, ` I_y )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table>
      <mtr>
        <mtd>
          <mrow>
            <mi>g</mi>
            <mrow>
              <mo fence="true" stretchy="false">(</mo>
              <mrow>
                <msub>
                  <mi>I</mi>
                  <mi>x</mi>
                </msub>
              </mrow>
              <mo fence="true" stretchy="false">)</mo>
            </mrow>
            <mrow>
              <mspace width="0.5em"/>
              <mo stretchy="false">=</mo>
              <mspace width="0.5em"/>
            </mrow>
            <mi>f</mi>
            <mrow>
              <mo fence="true" stretchy="false">(</mo>
              <mrow>
                <msub>
                  <mi>I</mi>
                  <mi>x</mi>
                </msub>
              </mrow>
              <mo fence="true" stretchy="false">)</mo>
            </mrow>
          </mrow>
        </mtd>
      </mtr>
      <mtr>
        <mtd>
          <mrow>
            <msub>
              <mi>g</mi>
              <mn>0</mn>
            </msub>
            <mrow>
              <mspace width="0.5em"/>
              <mo stretchy="false">=</mo>
              <mspace width="0.5em"/>
            </mrow>
            <mi>f</mi>
            <mrow>
              <mrow>
                <mo fence="true" stretchy="false">(</mo>
                <mrow>
                  <msub>
                    <mi>I</mi>
                    <mi>x</mi>
                  </msub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i>g</mi>
                    <mrow>
                      <mrow>
                        <mo fence="true" stretchy="false">(</mo>
                        <mrow>
                          <msub>
                            <mi>I</mi>
                            <mi>x</mi>
                          </msub>
                        </mrow>
                        <mo fence="true" stretchy="false">)</mo>
                      </mrow>
                      <mo stretchy="false">−</mo>
                      <msub>
                        <mi>g</mi>
                        <mn>0</mn>
                      </msub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style mathvariant="bold">
            <mrow>
              <msub>
                <mi>g</mi>
                <mn>0</mn>
              </msub>
              <mrow>
                <mspace width="0.5em"/>
                <mo stretchy="false">=</mo>
                <mspace width="0.5em"/>
              </mrow>
              <msubsup>
                <mi>I</mi>
                <mi>x</mi>
                <mn>3</mn>
              </msubsup>
              <mrow>
                <msub>
                  <mi>f</mi>
                  <mn>3</mn>
                </msub>
                <mo stretchy="false">+</mo>
                <msubsup>
                  <mi>I</mi>
                  <mi>x</mi>
                  <mn>2</mn>
                </msubsup>
              </mrow>
              <mrow>
                <msub>
                  <mi>f</mi>
                  <mn>2</mn>
                </msub>
                <mo stretchy="false">−</mo>
                <msubsup>
                  <mi>I</mi>
                  <mi>x</mi>
                  <mn>2</mn>
                </msubsup>
              </mrow>
              <mrow>
                <msub>
                  <mi>g</mi>
                  <mn>2</mn>
                </msub>
                <mo stretchy="false">+</mo>
                <msub>
                  <mi>I</mi>
                  <mi>x</mi>
                </msub>
              </mrow>
              <mrow>
                <msub>
                  <mi>f</mi>
                  <mn>1</mn>
                </msub>
                <mo stretchy="false">−</mo>
                <msub>
                  <mi>I</mi>
                  <mi>x</mi>
                </msub>
              </mrow>
              <mrow>
                <msub>
                  <mi>g</mi>
                  <mn>1</mn>
                </msub>
                <mo stretchy="false">+</mo>
                <msub>
                  <mi>f</mi>
                  <mn>0</mn>
                </msub>
              </mrow>
            </mrow>
          </mstyle>
        </mtd>
      </mtr>
    </mtable>
    <annotation encoding="StarMath 5.0">g( I_x )`=`f( I_x )
newline
g_0 `=` f( I_x ) - ( g(I_x) - g_0 )
newline
newline
bold{ g_0 `=` I_x^3 f_3 + I_x^2 f_2 - I_x^2 g_2 + I_x f_1 - I_x g_1 + f_0 }</annotation>
  </semantics>
</math>
</file>

<file path=Object 9/content.xml><?xml version="1.0" encoding="utf-8"?>
<math xmlns="http://www.w3.org/1998/Math/MathML" display="block">
  <semantics>
    <msub>
      <mi>g</mi>
      <mn>1</mn>
    </msub>
    <annotation encoding="StarMath 5.0">g_1</annotation>
  </semantics>
</math>
</file>